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62819444444444cm"/>
    </style:style>
    <style:style style:name="co2" style:family="table-column">
      <style:table-column-properties fo:break-before="auto" style:column-width="5.22111111111111cm"/>
    </style:style>
    <style:style style:name="co3" style:family="table-column">
      <style:table-column-properties fo:break-before="auto" style:column-width="6.22652777777778cm"/>
    </style:style>
    <style:style style:name="co4" style:family="table-column">
      <style:table-column-properties fo:break-before="auto" style:column-width="2.25777777777778cm"/>
    </style:style>
    <style:style style:name="co5" style:family="table-column">
      <style:table-column-properties fo:break-before="auto" style:column-width="1.83444444444444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shapes>
          <draw:frame draw:z-index="1" draw:id="id0" draw:style-name="a0" draw:name="Chart 1" svg:x="0.23189in" svg:y="3.96102in" svg:width="6.29882in" svg:height="3.54291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Chart 2" svg:x="7.06261in" svg:y="4.64445in" svg:width="6.29882in" svg:height="3.54291in" style:rel-width="scale" style:rel-height="scale">
            <draw:object xlink:href="Object 2/" xlink:type="simple" xlink:show="embed" xlink:actuate="onLoad"/>
            <svg:title/>
            <svg:desc/>
          </draw:frame>
          <draw:frame draw:z-index="3" draw:id="id2" draw:style-name="a2" draw:name="Chart 3" svg:x="13.92688in" svg:y="4.84205in" svg:width="6.29882in" svg:height="3.54291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3" table:default-cell-style-name="ce1"/>
        <table:table-column table:style-name="co5" table:number-columns-repeated="16368" table:default-cell-style-name="ce1"/>
        <table:table-row table:style-name="ro1">
          <table:table-cell office:value-type="string" table:style-name="ce1">
            <text:p>Initial Version</text:p>
          </table:table-cell>
          <table:table-cell table:number-columns-repeated="2" table:style-name="ce1"/>
          <table:table-cell office:value-type="string" table:style-name="ce1">
            <text:p>Release Version</text:p>
          </table:table-cell>
          <table:table-cell table:number-columns-repeated="16380" table:style-name="ce1"/>
        </table:table-row>
        <table:table-row table:style-name="ro1">
          <table:table-cell table:number-columns-repeated="9" table:style-name="ce1"/>
          <table:table-cell office:value-type="string" table:style-name="ce1">
            <text:p>Experimentation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Iteration Count</text:p>
          </table:table-cell>
          <table:table-cell office:value-type="string" table:style-name="ce1">
            <text:p>Debug Version</text:p>
          </table:table-cell>
          <table:table-cell office:value-type="string" table:style-name="ce1">
            <text:p>Release Version</text:p>
          </table:table-cell>
          <table:table-cell office:value-type="string" table:style-name="ce1">
            <text:p>Inner</text:p>
          </table:table-cell>
          <table:table-cell office:value-type="string" table:style-name="ce1">
            <text:p>outer</text:p>
          </table:table-cell>
          <table:table-cell office:value-type="string" table:style-name="ce1">
            <text:p>both</text:p>
          </table:table-cell>
          <table:table-cell table:number-columns-repeated="3" table:style-name="ce1"/>
          <table:table-cell office:value-type="string" table:style-name="ce1">
            <text:p>release</text:p>
          </table:table-cell>
          <table:table-cell office:value-type="string" table:style-name="ce1">
            <text:p>inner</text:p>
          </table:table-cell>
          <table:table-cell office:value-type="string" table:style-name="ce1">
            <text:p>outer</text:p>
          </table:table-cell>
          <table:table-cell office:value-type="string" table:style-name="ce1">
            <text:p>both</text:p>
          </table:table-cell>
          <table:table-cell office:value-type="string" table:style-name="ce1">
            <text:p>inner</text:p>
          </table:table-cell>
          <table:table-cell office:value-type="string" table:style-name="ce1">
            <text:p>outer</text:p>
          </table:table-cell>
          <table:table-cell office:value-type="string" table:style-name="ce1">
            <text:p>both</text:p>
          </table:table-cell>
          <table:table-cell table:number-columns-repeated="1636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4E-2" table:style-name="ce1">
            <text:p>0.014</text:p>
          </table:table-cell>
          <table:table-cell office:value-type="float" office:value="1.4E-2" table:style-name="ce1">
            <text:p>0.014</text:p>
          </table:table-cell>
          <table:table-cell office:value-type="float" office:value="1.4E-2" table:style-name="ce1">
            <text:p>0.014</text:p>
          </table:table-cell>
          <table:table-cell office:value-type="float" office:value="1.4E-2" table:style-name="ce1">
            <text:p>0.014</text:p>
          </table:table-cell>
          <table:table-cell office:value-type="float" office:value="1.4E-2" table:style-name="ce1">
            <text:p>0.014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3.1E-2" table:style-name="ce1">
            <text:p>0.031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2.7E-2" table:style-name="ce1">
            <text:p>0.027</text:p>
          </table:table-cell>
          <table:table-cell office:value-type="float" office:value="1.1851851851851851" table:formula="of:=[.J4]/[.M4]" table:style-name="ce1">
            <text:p>1.185185185</text:p>
          </table:table-cell>
          <table:table-cell office:value-type="float" office:value="1" table:formula="of:=[.J4]/[.L4]" table:style-name="ce1">
            <text:p>1</text:p>
          </table:table-cell>
          <table:table-cell office:value-type="float" office:value="1.1851851851851851" table:formula="of:=[.J4]/[.M4]" table:style-name="ce1">
            <text:p>1.185185185</text:p>
          </table:table-cell>
          <table:table-cell table:number-columns-repeated="1636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.4E-2" table:style-name="ce1">
            <text:p>0.014</text:p>
          </table:table-cell>
          <table:table-cell office:value-type="float" office:value="1.4E-2" table:style-name="ce1">
            <text:p>0.014</text:p>
          </table:table-cell>
          <table:table-cell office:value-type="float" office:value="1.4E-2" table:style-name="ce1">
            <text:p>0.014</text:p>
          </table:table-cell>
          <table:table-cell office:value-type="float" office:value="1.4E-2" table:style-name="ce1">
            <text:p>0.014</text:p>
          </table:table-cell>
          <table:table-cell office:value-type="float" office:value="1.4E-2" table:style-name="ce1">
            <text:p>0.014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7.8E-2" table:style-name="ce1">
            <text:p>0.078</text:p>
          </table:table-cell>
          <table:table-cell office:value-type="float" office:value="4.7E-2" table:style-name="ce1">
            <text:p>0.047</text:p>
          </table:table-cell>
          <table:table-cell office:value-type="float" office:value="0.04" table:style-name="ce1">
            <text:p>0.04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1.6956521739130435" table:formula="of:=[.J5]/[.M5]" table:style-name="ce1">
            <text:p>1.695652174</text:p>
          </table:table-cell>
          <table:table-cell office:value-type="float" office:value="1.95" table:formula="of:=[.J5]/[.L5]" table:style-name="ce1">
            <text:p>1.95</text:p>
          </table:table-cell>
          <table:table-cell office:value-type="float" office:value="1.6956521739130435" table:formula="of:=[.J5]/[.M5]" table:style-name="ce1">
            <text:p>1.695652174</text:p>
          </table:table-cell>
          <table:table-cell table:number-columns-repeated="1636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.4E-2" table:style-name="ce1">
            <text:p>0.014</text:p>
          </table:table-cell>
          <table:table-cell office:value-type="float" office:value="1.4E-2" table:style-name="ce1">
            <text:p>0.014</text:p>
          </table:table-cell>
          <table:table-cell office:value-type="float" office:value="1.4E-2" table:style-name="ce1">
            <text:p>0.014</text:p>
          </table:table-cell>
          <table:table-cell office:value-type="float" office:value="1.4E-2" table:style-name="ce1">
            <text:p>0.014</text:p>
          </table:table-cell>
          <table:table-cell office:value-type="float" office:value="1.4E-2" table:style-name="ce1">
            <text:p>0.014</text:p>
          </table:table-cell>
          <table:table-cell table:number-columns-repeated="2" table:style-name="ce1"/>
          <table:table-cell office:value-type="float" office:value="100" table:style-name="ce1">
            <text:p>100</text:p>
          </table:table-cell>
          <table:table-cell office:value-type="float" office:value="0.28299999999999997" table:style-name="ce1">
            <text:p>0.283</text:p>
          </table:table-cell>
          <table:table-cell office:value-type="float" office:value="0.108" table:style-name="ce1">
            <text:p>0.108</text:p>
          </table:table-cell>
          <table:table-cell office:value-type="float" office:value="8.7999999999999995E-2" table:style-name="ce1">
            <text:p>0.088</text:p>
          </table:table-cell>
          <table:table-cell office:value-type="float" office:value="8.8999999999999996E-2" table:style-name="ce1">
            <text:p>0.089</text:p>
          </table:table-cell>
          <table:table-cell office:value-type="float" office:value="3.1797752808988764" table:formula="of:=[.J6]/[.M6]" table:style-name="ce1">
            <text:p>3.179775281</text:p>
          </table:table-cell>
          <table:table-cell office:value-type="float" office:value="3.2159090909090908" table:formula="of:=[.J6]/[.L6]" table:style-name="ce1">
            <text:p>3.215909091</text:p>
          </table:table-cell>
          <table:table-cell office:value-type="float" office:value="3.1797752808988764" table:formula="of:=[.J6]/[.M6]" table:style-name="ce1">
            <text:p>3.179775281</text:p>
          </table:table-cell>
          <table:table-cell table:number-columns-repeated="16368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6.8000000000000005E-2" table:style-name="ce1">
            <text:p>0.068</text:p>
          </table:table-cell>
          <table:table-cell office:value-type="float" office:value="4.7E-2" table:style-name="ce1">
            <text:p>0.047</text:p>
          </table:table-cell>
          <table:table-cell office:value-type="float" office:value="1.4E-2" table:style-name="ce1">
            <text:p>0.014</text:p>
          </table:table-cell>
          <table:table-cell office:value-type="float" office:value="1.6E-2" table:style-name="ce1">
            <text:p>0.016</text:p>
          </table:table-cell>
          <table:table-cell office:value-type="float" office:value="1.4E-2" table:style-name="ce1">
            <text:p>0.014</text:p>
          </table:table-cell>
          <table:table-cell table:number-columns-repeated="2" table:style-name="ce1"/>
          <table:table-cell office:value-type="float" office:value="500" table:style-name="ce1">
            <text:p>500</text:p>
          </table:table-cell>
          <table:table-cell office:value-type="float" office:value="1.1060000000000001" table:style-name="ce1">
            <text:p>1.106</text:p>
          </table:table-cell>
          <table:table-cell office:value-type="float" office:value="0.32500000000000001" table:style-name="ce1">
            <text:p>0.325</text:p>
          </table:table-cell>
          <table:table-cell office:value-type="float" office:value="0.315" table:style-name="ce1">
            <text:p>0.315</text:p>
          </table:table-cell>
          <table:table-cell office:value-type="float" office:value="0.252" table:style-name="ce1">
            <text:p>0.252</text:p>
          </table:table-cell>
          <table:table-cell office:value-type="float" office:value="4.3888888888888893" table:formula="of:=[.J7]/[.M7]" table:style-name="ce1">
            <text:p>4.388888889</text:p>
          </table:table-cell>
          <table:table-cell office:value-type="float" office:value="3.5111111111111115" table:formula="of:=[.J7]/[.L7]" table:style-name="ce1">
            <text:p>3.511111111</text:p>
          </table:table-cell>
          <table:table-cell office:value-type="float" office:value="4.3888888888888893" table:formula="of:=[.J7]/[.M7]" table:style-name="ce1">
            <text:p>4.388888889</text:p>
          </table:table-cell>
          <table:table-cell table:number-columns-repeated="16368"/>
        </table:table-row>
        <table:table-row table:style-name="ro1">
          <table:table-cell office:value-type="float" office:value="10000" table:style-name="ce1">
            <text:p>10000</text:p>
          </table:table-cell>
          <table:table-cell office:value-type="float" office:value="0.39700000000000002" table:style-name="ce1">
            <text:p>0.397</text:p>
          </table:table-cell>
          <table:table-cell office:value-type="float" office:value="0.17699999999999999" table:style-name="ce1">
            <text:p>0.177</text:p>
          </table:table-cell>
          <table:table-cell office:value-type="float" office:value="6.7000000000000004E-2" table:style-name="ce1">
            <text:p>0.067</text:p>
          </table:table-cell>
          <table:table-cell office:value-type="float" office:value="5.8999999999999997E-2" table:style-name="ce1">
            <text:p>0.059</text:p>
          </table:table-cell>
          <table:table-cell office:value-type="float" office:value="6.8000000000000005E-2" table:style-name="ce1">
            <text:p>0.068</text:p>
          </table:table-cell>
          <table:table-cell table:number-columns-repeated="2" table:style-name="ce1"/>
          <table:table-cell office:value-type="float" office:value="1000" table:style-name="ce1">
            <text:p>1000</text:p>
          </table:table-cell>
          <table:table-cell office:value-type="float" office:value="2.1349999999999998" table:style-name="ce1">
            <text:p>2.135</text:p>
          </table:table-cell>
          <table:table-cell office:value-type="float" office:value="0.67700000000000005" table:style-name="ce1">
            <text:p>0.677</text:p>
          </table:table-cell>
          <table:table-cell office:value-type="float" office:value="0.53700000000000003" table:style-name="ce1">
            <text:p>0.537</text:p>
          </table:table-cell>
          <table:table-cell office:value-type="float" office:value="0.46700000000000003" table:style-name="ce1">
            <text:p>0.467</text:p>
          </table:table-cell>
          <table:table-cell office:value-type="float" office:value="4.5717344753747318" table:formula="of:=[.J8]/[.M8]" table:style-name="ce1">
            <text:p>4.571734475</text:p>
          </table:table-cell>
          <table:table-cell office:value-type="float" office:value="3.9757914338919917" table:formula="of:=[.J8]/[.L8]" table:style-name="ce1">
            <text:p>3.975791434</text:p>
          </table:table-cell>
          <table:table-cell office:value-type="float" office:value="4.5717344753747318" table:formula="of:=[.J8]/[.M8]" table:style-name="ce1">
            <text:p>4.571734475</text:p>
          </table:table-cell>
          <table:table-cell table:number-columns-repeated="16368"/>
        </table:table-row>
        <table:table-row table:style-name="ro1">
          <table:table-cell office:value-type="float" office:value="100000" table:style-name="ce1">
            <text:p>100000</text:p>
          </table:table-cell>
          <table:table-cell office:value-type="float" office:value="3.6659999999999999" table:style-name="ce1">
            <text:p>3.666</text:p>
          </table:table-cell>
          <table:table-cell office:value-type="float" office:value="1.5049999999999999" table:style-name="ce1">
            <text:p>1.505</text:p>
          </table:table-cell>
          <table:table-cell office:value-type="float" office:value="0.433" table:style-name="ce1">
            <text:p>0.433</text:p>
          </table:table-cell>
          <table:table-cell office:value-type="float" office:value="0.42899999999999999" table:style-name="ce1">
            <text:p>0.429</text:p>
          </table:table-cell>
          <table:table-cell office:value-type="float" office:value="0.38700000000000001" table:style-name="ce1">
            <text:p>0.387</text:p>
          </table:table-cell>
          <table:table-cell table:number-columns-repeated="2" table:style-name="ce1"/>
          <table:table-cell office:value-type="float" office:value="5000" table:style-name="ce1">
            <text:p>5000</text:p>
          </table:table-cell>
          <table:table-cell office:value-type="float" office:value="10.43" table:style-name="ce1">
            <text:p>10.43</text:p>
          </table:table-cell>
          <table:table-cell office:value-type="float" office:value="2.5150000000000001" table:style-name="ce1">
            <text:p>2.515</text:p>
          </table:table-cell>
          <table:table-cell office:value-type="float" office:value="2.2429999999999999" table:style-name="ce1">
            <text:p>2.243</text:p>
          </table:table-cell>
          <table:table-cell office:value-type="float" office:value="2.4500000000000002" table:style-name="ce1">
            <text:p>2.45</text:p>
          </table:table-cell>
          <table:table-cell office:value-type="float" office:value="4.2571428571428571" table:formula="of:=[.J9]/[.M9]" table:style-name="ce1">
            <text:p>4.257142857</text:p>
          </table:table-cell>
          <table:table-cell office:value-type="float" office:value="4.6500222915737854" table:formula="of:=[.J9]/[.L9]" table:style-name="ce1">
            <text:p>4.650022292</text:p>
          </table:table-cell>
          <table:table-cell office:value-type="float" office:value="4.2571428571428571" table:formula="of:=[.J9]/[.M9]" table:style-name="ce1">
            <text:p>4.257142857</text:p>
          </table:table-cell>
          <table:table-cell table:number-columns-repeated="16368"/>
        </table:table-row>
        <table:table-row table:style-name="ro1">
          <table:table-cell office:value-type="float" office:value="300000" table:style-name="ce1">
            <text:p>300000</text:p>
          </table:table-cell>
          <table:table-cell office:value-type="float" office:value="10.487" table:style-name="ce1">
            <text:p>10.487</text:p>
          </table:table-cell>
          <table:table-cell office:value-type="float" office:value="4.4279999999999999" table:style-name="ce1">
            <text:p>4.428</text:p>
          </table:table-cell>
          <table:table-cell office:value-type="float" office:value="1.169" table:style-name="ce1">
            <text:p>1.169</text:p>
          </table:table-cell>
          <table:table-cell office:value-type="float" office:value="1.1319999999999999" table:style-name="ce1">
            <text:p>1.132</text:p>
          </table:table-cell>
          <table:table-cell office:value-type="float" office:value="0.94499999999999995" table:style-name="ce1">
            <text:p>0.945</text:p>
          </table:table-cell>
          <table:table-cell table:number-columns-repeated="2" table:style-name="ce1"/>
          <table:table-cell office:value-type="float" office:value="10000" table:style-name="ce1">
            <text:p>10000</text:p>
          </table:table-cell>
          <table:table-cell office:value-type="float" office:value="20.018000000000001" table:style-name="ce1">
            <text:p>20.018</text:p>
          </table:table-cell>
          <table:table-cell office:value-type="float" office:value="5.5620000000000003" table:style-name="ce1">
            <text:p>5.562</text:p>
          </table:table-cell>
          <table:table-cell office:value-type="float" office:value="5.0880000000000001" table:style-name="ce1">
            <text:p>5.088</text:p>
          </table:table-cell>
          <table:table-cell office:value-type="float" office:value="4.8769999999999998" table:style-name="ce1">
            <text:p>4.877</text:p>
          </table:table-cell>
          <table:table-cell office:value-type="float" office:value="4.1045724830838637" table:formula="of:=[.J10]/[.M10]" table:style-name="ce1">
            <text:p>4.104572483</text:p>
          </table:table-cell>
          <table:table-cell office:value-type="float" office:value="3.9343553459119498" table:formula="of:=[.J10]/[.L10]" table:style-name="ce1">
            <text:p>3.934355346</text:p>
          </table:table-cell>
          <table:table-cell office:value-type="float" office:value="4.1045724830838637" table:formula="of:=[.J10]/[.M10]" table:style-name="ce1">
            <text:p>4.104572483</text:p>
          </table:table-cell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iz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caling factor</text:p>
          </table:table-cell>
          <table:table-cell office:value-type="string" table:style-name="ce1">
            <text:p>Debug Version</text:p>
          </table:table-cell>
          <table:table-cell office:value-type="string" table:style-name="ce1">
            <text:p>Release Version</text:p>
          </table:table-cell>
          <table:table-cell office:value-type="string" table:style-name="ce1">
            <text:p>Speed Up</text:p>
          </table:table-cell>
          <table:table-cell office:value-type="string" table:style-name="ce1">
            <text:p>INNER</text:p>
          </table:table-cell>
          <table:table-cell office:value-type="string" table:style-name="ce1">
            <text:p>Outer</text:p>
          </table:table-cell>
          <table:table-cell office:value-type="string" table:style-name="ce1">
            <text:p>Both</text:p>
          </table:table-cell>
          <table:table-cell table:style-name="ce1"/>
          <table:table-cell office:value-type="string" table:style-name="ce1">
            <text:p>Scaling factor</text:p>
          </table:table-cell>
          <table:table-cell office:value-type="string" table:style-name="ce1">
            <text:p>refernce</text:p>
          </table:table-cell>
          <table:table-cell office:value-type="string" table:style-name="ce1">
            <text:p>inner</text:p>
          </table:table-cell>
          <table:table-cell office:value-type="string" table:style-name="ce1">
            <text:p>outer</text:p>
          </table:table-cell>
          <table:table-cell office:value-type="string" table:style-name="ce1">
            <text:p>both</text:p>
          </table:table-cell>
          <table:table-cell office:value-type="string" table:style-name="ce1">
            <text:p>inner</text:p>
          </table:table-cell>
          <table:table-cell office:value-type="string" table:style-name="ce1">
            <text:p>outer</text:p>
          </table:table-cell>
          <table:table-cell office:value-type="string" table:style-name="ce1">
            <text:p>both</text:p>
          </table:table-cell>
          <table:table-cell table:number-columns-repeated="1636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4E-2" table:style-name="ce1">
            <text:p>0.014</text:p>
          </table:table-cell>
          <table:table-cell office:value-type="float" office:value="1.4E-2" table:style-name="ce1">
            <text:p>0.014</text:p>
          </table:table-cell>
          <table:table-cell office:value-type="float" office:value="1" table:style-name="ce1">
            <text:p>1</text:p>
          </table:table-cell>
          <table:table-cell office:value-type="float" office:value="1.4E-2" table:style-name="ce1">
            <text:p>0.014</text:p>
          </table:table-cell>
          <table:table-cell office:value-type="float" office:value="1.4E-2" table:style-name="ce1">
            <text:p>0.014</text:p>
          </table:table-cell>
          <table:table-cell office:value-type="float" office:value="1.4E-2" table:style-name="ce1">
            <text:p>0.014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.4E-2" table:style-name="ce1">
            <text:p>0.014</text:p>
          </table:table-cell>
          <table:table-cell office:value-type="float" office:value="1.4E-2" table:style-name="ce1">
            <text:p>0.014</text:p>
          </table:table-cell>
          <table:table-cell office:value-type="float" office:value="1.4E-2" table:style-name="ce1">
            <text:p>0.014</text:p>
          </table:table-cell>
          <table:table-cell office:value-type="float" office:value="1.4E-2" table:style-name="ce1">
            <text:p>0.014</text:p>
          </table:table-cell>
          <table:table-cell office:value-type="float" office:value="1" table:formula="of:=[.J14]/[.K14]" table:style-name="ce1">
            <text:p>1</text:p>
          </table:table-cell>
          <table:table-cell office:value-type="float" office:value="1" table:formula="of:=[.J14]/[.L14]" table:style-name="ce1">
            <text:p>1</text:p>
          </table:table-cell>
          <table:table-cell office:value-type="float" office:value="1" table:formula="of:=[.J14]/[.M14]" table:style-name="ce1">
            <text:p>1</text:p>
          </table:table-cell>
          <table:table-cell table:number-columns-repeated="1636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09" table:style-name="ce1">
            <text:p>0.09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1.875" table:formula="of:=[.B15]/[.C15]" table:style-name="ce1">
            <text:p>1.875</text:p>
          </table:table-cell>
          <table:table-cell office:value-type="float" office:value="2.4E-2" table:style-name="ce1">
            <text:p>0.024</text:p>
          </table:table-cell>
          <table:table-cell office:value-type="float" office:value="2.4E-2" table:style-name="ce1">
            <text:p>0.024</text:p>
          </table:table-cell>
          <table:table-cell office:value-type="float" office:value="2.4E-2" table:style-name="ce1">
            <text:p>0.024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.4E-2" table:style-name="ce1">
            <text:p>0.014</text:p>
          </table:table-cell>
          <table:table-cell office:value-type="float" office:value="1.4E-2" table:style-name="ce1">
            <text:p>0.014</text:p>
          </table:table-cell>
          <table:table-cell office:value-type="float" office:value="1.4E-2" table:style-name="ce1">
            <text:p>0.014</text:p>
          </table:table-cell>
          <table:table-cell office:value-type="float" office:value="1.4E-2" table:style-name="ce1">
            <text:p>0.014</text:p>
          </table:table-cell>
          <table:table-cell office:value-type="float" office:value="1" table:formula="of:=[.J15]/[.K15]" table:style-name="ce1">
            <text:p>1</text:p>
          </table:table-cell>
          <table:table-cell office:value-type="float" office:value="1" table:formula="of:=[.J15]/[.L15]" table:style-name="ce1">
            <text:p>1</text:p>
          </table:table-cell>
          <table:table-cell office:value-type="float" office:value="1" table:formula="of:=[.J15]/[.M15]" table:style-name="ce1">
            <text:p>1</text:p>
          </table:table-cell>
          <table:table-cell table:number-columns-repeated="1636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23200000000000001" table:style-name="ce1">
            <text:p>0.232</text:p>
          </table:table-cell>
          <table:table-cell office:value-type="float" office:value="0.112" table:style-name="ce1">
            <text:p>0.112</text:p>
          </table:table-cell>
          <table:table-cell office:value-type="float" office:value="2.0714285714285716" table:formula="of:=[.B16]/[.C16]" table:style-name="ce1">
            <text:p>2.071428571</text:p>
          </table:table-cell>
          <table:table-cell office:value-type="float" office:value="5.7000000000000002E-2" table:style-name="ce1">
            <text:p>0.057</text:p>
          </table:table-cell>
          <table:table-cell office:value-type="float" office:value="5.7000000000000002E-2" table:style-name="ce1">
            <text:p>0.057</text:p>
          </table:table-cell>
          <table:table-cell office:value-type="float" office:value="4.5999999999999999E-2" table:style-name="ce1">
            <text:p>0.046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1.4E-2" table:style-name="ce1">
            <text:p>0.014</text:p>
          </table:table-cell>
          <table:table-cell office:value-type="float" office:value="1.4E-2" table:style-name="ce1">
            <text:p>0.014</text:p>
          </table:table-cell>
          <table:table-cell office:value-type="float" office:value="1.4E-2" table:style-name="ce1">
            <text:p>0.014</text:p>
          </table:table-cell>
          <table:table-cell office:value-type="float" office:value="1.4E-2" table:style-name="ce1">
            <text:p>0.014</text:p>
          </table:table-cell>
          <table:table-cell office:value-type="float" office:value="1" table:formula="of:=[.J16]/[.K16]" table:style-name="ce1">
            <text:p>1</text:p>
          </table:table-cell>
          <table:table-cell office:value-type="float" office:value="1" table:formula="of:=[.J16]/[.L16]" table:style-name="ce1">
            <text:p>1</text:p>
          </table:table-cell>
          <table:table-cell office:value-type="float" office:value="1" table:formula="of:=[.J16]/[.M16]" table:style-name="ce1">
            <text:p>1</text:p>
          </table:table-cell>
          <table:table-cell table:number-columns-repeated="1636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.22" table:style-name="ce1">
            <text:p>1.22</text:p>
          </table:table-cell>
          <table:table-cell office:value-type="float" office:value="0.52700000000000002" table:style-name="ce1">
            <text:p>0.527</text:p>
          </table:table-cell>
          <table:table-cell office:value-type="float" office:value="2.3149905123339658" table:formula="of:=[.B17]/[.C17]" table:style-name="ce1">
            <text:p>2.314990512</text:p>
          </table:table-cell>
          <table:table-cell office:value-type="float" office:value="0.17699999999999999" table:style-name="ce1">
            <text:p>0.177</text:p>
          </table:table-cell>
          <table:table-cell office:value-type="float" office:value="0.17699999999999999" table:style-name="ce1">
            <text:p>0.177</text:p>
          </table:table-cell>
          <table:table-cell office:value-type="float" office:value="0.13700000000000001" table:style-name="ce1">
            <text:p>0.137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1.4E-2" table:style-name="ce1">
            <text:p>0.014</text:p>
          </table:table-cell>
          <table:table-cell office:value-type="float" office:value="1.4E-2" table:style-name="ce1">
            <text:p>0.014</text:p>
          </table:table-cell>
          <table:table-cell office:value-type="float" office:value="1.4E-2" table:style-name="ce1">
            <text:p>0.014</text:p>
          </table:table-cell>
          <table:table-cell office:value-type="float" office:value="1.7857142857142858" table:formula="of:=[.J17]/[.K17]" table:style-name="ce1">
            <text:p>1.785714286</text:p>
          </table:table-cell>
          <table:table-cell office:value-type="float" office:value="1.7857142857142858" table:formula="of:=[.J17]/[.L17]" table:style-name="ce1">
            <text:p>1.785714286</text:p>
          </table:table-cell>
          <table:table-cell office:value-type="float" office:value="1.7857142857142858" table:formula="of:=[.J17]/[.M17]" table:style-name="ce1">
            <text:p>1.785714286</text:p>
          </table:table-cell>
          <table:table-cell table:number-columns-repeated="1636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4.6870000000000003" table:style-name="ce1">
            <text:p>4.687</text:p>
          </table:table-cell>
          <table:table-cell office:value-type="float" office:value="1.986" table:style-name="ce1">
            <text:p>1.986</text:p>
          </table:table-cell>
          <table:table-cell office:value-type="float" office:value="2.3600201409869084" table:formula="of:=[.B18]/[.C18]" table:style-name="ce1">
            <text:p>2.360020141</text:p>
          </table:table-cell>
          <table:table-cell office:value-type="float" office:value="0.58899999999999997" table:style-name="ce1">
            <text:p>0.589</text:p>
          </table:table-cell>
          <table:table-cell office:value-type="float" office:value="0.50800000000000001" table:style-name="ce1">
            <text:p>0.508</text:p>
          </table:table-cell>
          <table:table-cell office:value-type="float" office:value="0.47499999999999998" table:style-name="ce1">
            <text:p>0.475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7.9000000000000001E-2" table:style-name="ce1">
            <text:p>0.079</text:p>
          </table:table-cell>
          <table:table-cell office:value-type="float" office:value="3.5999999999999997E-2" table:style-name="ce1">
            <text:p>0.036</text:p>
          </table:table-cell>
          <table:table-cell office:value-type="float" office:value="2.5999999999999999E-2" table:style-name="ce1">
            <text:p>0.026</text:p>
          </table:table-cell>
          <table:table-cell office:value-type="float" office:value="2.5999999999999999E-2" table:style-name="ce1">
            <text:p>0.026</text:p>
          </table:table-cell>
          <table:table-cell office:value-type="float" office:value="2.1944444444444446" table:formula="of:=[.J18]/[.K18]" table:style-name="ce1">
            <text:p>2.194444444</text:p>
          </table:table-cell>
          <table:table-cell office:value-type="float" office:value="3.0384615384615388" table:formula="of:=[.J18]/[.L18]" table:style-name="ce1">
            <text:p>3.038461538</text:p>
          </table:table-cell>
          <table:table-cell office:value-type="float" office:value="3.0384615384615388" table:formula="of:=[.J18]/[.M18]" table:style-name="ce1">
            <text:p>3.038461538</text:p>
          </table:table-cell>
          <table:table-cell table:number-columns-repeated="16368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0.615" table:style-name="ce1">
            <text:p>10.615</text:p>
          </table:table-cell>
          <table:table-cell office:value-type="float" office:value="4.4829999999999997" table:style-name="ce1">
            <text:p>4.483</text:p>
          </table:table-cell>
          <table:table-cell office:value-type="float" office:value="2.3678340397055546" table:formula="of:=[.B19]/[.C19]" table:style-name="ce1">
            <text:p>2.36783404</text:p>
          </table:table-cell>
          <table:table-cell office:value-type="float" office:value="1.1479999999999999" table:style-name="ce1">
            <text:p>1.148</text:p>
          </table:table-cell>
          <table:table-cell office:value-type="float" office:value="1.119" table:style-name="ce1">
            <text:p>1.119</text:p>
          </table:table-cell>
          <table:table-cell office:value-type="float" office:value="0.95499999999999996" table:style-name="ce1">
            <text:p>0.955</text:p>
          </table:table-cell>
          <table:table-cell table:style-name="ce1"/>
          <table:table-cell office:value-type="float" office:value="500" table:style-name="ce1">
            <text:p>500</text:p>
          </table:table-cell>
          <table:table-cell office:value-type="float" office:value="1.0609999999999999" table:style-name="ce1">
            <text:p>1.061</text:p>
          </table:table-cell>
          <table:table-cell office:value-type="float" office:value="0.34899999999999998" table:style-name="ce1">
            <text:p>0.349</text:p>
          </table:table-cell>
          <table:table-cell office:value-type="float" office:value="0.26200000000000001" table:style-name="ce1">
            <text:p>0.262</text:p>
          </table:table-cell>
          <table:table-cell office:value-type="float" office:value="0.25" table:style-name="ce1">
            <text:p>0.25</text:p>
          </table:table-cell>
          <table:table-cell office:value-type="float" office:value="3.0401146131805157" table:formula="of:=[.J19]/[.K19]" table:style-name="ce1">
            <text:p>3.040114613</text:p>
          </table:table-cell>
          <table:table-cell office:value-type="float" office:value="4.0496183206106871" table:formula="of:=[.J19]/[.L19]" table:style-name="ce1">
            <text:p>4.049618321</text:p>
          </table:table-cell>
          <table:table-cell office:value-type="float" office:value="4.2439999999999998" table:formula="of:=[.J19]/[.M19]" table:style-name="ce1">
            <text:p>4.244</text:p>
          </table:table-cell>
          <table:table-cell table:number-columns-repeated="1636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8.486999999999998" table:style-name="ce1">
            <text:p>18.487</text:p>
          </table:table-cell>
          <table:table-cell office:value-type="float" office:value="7.8419999999999996" table:style-name="ce1">
            <text:p>7.842</text:p>
          </table:table-cell>
          <table:table-cell office:value-type="float" office:value="2.3574343279775567" table:formula="of:=[.B20]/[.C20]" table:style-name="ce1">
            <text:p>2.357434328</text:p>
          </table:table-cell>
          <table:table-cell office:value-type="float" office:value="1.998" table:style-name="ce1">
            <text:p>1.998</text:p>
          </table:table-cell>
          <table:table-cell office:value-type="float" office:value="1.853" table:style-name="ce1">
            <text:p>1.853</text:p>
          </table:table-cell>
          <table:table-cell office:value-type="float" office:value="1.6830000000000001" table:style-name="ce1">
            <text:p>1.683</text:p>
          </table:table-cell>
          <table:table-cell table:style-name="ce1"/>
          <table:table-cell office:value-type="float" office:value="1000" table:style-name="ce1">
            <text:p>1000</text:p>
          </table:table-cell>
          <table:table-cell office:value-type="float" office:value="4.1349999999999998" table:style-name="ce1">
            <text:p>4.135</text:p>
          </table:table-cell>
          <table:table-cell office:value-type="float" office:value="1.0349999999999999" table:style-name="ce1">
            <text:p>1.035</text:p>
          </table:table-cell>
          <table:table-cell office:value-type="float" office:value="1.022" table:style-name="ce1">
            <text:p>1.022</text:p>
          </table:table-cell>
          <table:table-cell office:value-type="float" office:value="0.93100000000000005" table:style-name="ce1">
            <text:p>0.931</text:p>
          </table:table-cell>
          <table:table-cell office:value-type="float" office:value="3.9951690821256038" table:formula="of:=[.J20]/[.K20]" table:style-name="ce1">
            <text:p>3.995169082</text:p>
          </table:table-cell>
          <table:table-cell office:value-type="float" office:value="4.045988258317025" table:formula="of:=[.J20]/[.L20]" table:style-name="ce1">
            <text:p>4.045988258</text:p>
          </table:table-cell>
          <table:table-cell office:value-type="float" office:value="4.4414607948442528" table:formula="of:=[.J20]/[.M20]" table:style-name="ce1">
            <text:p>4.441460795</text:p>
          </table:table-cell>
          <table:table-cell table:number-columns-repeated="16368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28.728000000000002" table:style-name="ce1">
            <text:p>28.728</text:p>
          </table:table-cell>
          <table:table-cell office:value-type="float" office:value="11.976000000000001" table:style-name="ce1">
            <text:p>11.976</text:p>
          </table:table-cell>
          <table:table-cell office:value-type="float" office:value="2.3987975951903806" table:formula="of:=[.B21]/[.C21]" table:style-name="ce1">
            <text:p>2.398797595</text:p>
          </table:table-cell>
          <table:table-cell office:value-type="float" office:value="3.0859999999999999" table:style-name="ce1">
            <text:p>3.086</text:p>
          </table:table-cell>
          <table:table-cell office:value-type="float" office:value="2.8679999999999999" table:style-name="ce1">
            <text:p>2.868</text:p>
          </table:table-cell>
          <table:table-cell office:value-type="float" office:value="2.621" table:style-name="ce1">
            <text:p>2.621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15.911" table:style-name="ce1">
            <text:p>15.911</text:p>
          </table:table-cell>
          <table:table-cell office:value-type="float" office:value="4.9470000000000001" table:style-name="ce1">
            <text:p>4.947</text:p>
          </table:table-cell>
          <table:table-cell office:value-type="float" office:value="3.5720000000000001" table:style-name="ce1">
            <text:p>3.572</text:p>
          </table:table-cell>
          <table:table-cell office:value-type="float" office:value="3.5219999999999998" table:style-name="ce1">
            <text:p>3.522</text:p>
          </table:table-cell>
          <table:table-cell office:value-type="float" office:value="3.2162927026480692" table:formula="of:=[.J21]/[.K21]" table:style-name="ce1">
            <text:p>3.216292703</text:p>
          </table:table-cell>
          <table:table-cell office:value-type="float" office:value="4.4543673012318026" table:formula="of:=[.J21]/[.L21]" table:style-name="ce1">
            <text:p>4.454367301</text:p>
          </table:table-cell>
          <table:table-cell office:value-type="float" office:value="4.5176036342986938" table:formula="of:=[.J21]/[.M21]" table:style-name="ce1">
            <text:p>4.517603634</text:p>
          </table:table-cell>
          <table:table-cell table:number-columns-repeated="16368"/>
        </table:table-row>
        <table:table-row table:number-rows-repeated="23" table:style-name="ro1">
          <table:table-cell table:number-columns-repeated="16384"/>
        </table:table-row>
        <table:table-row table:style-name="ro1">
          <table:table-cell office:value-type="string" table:style-name="ce1">
            <text:p>width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caling factor</text:p>
          </table:table-cell>
          <table:table-cell office:value-type="string" table:style-name="ce1">
            <text:p>reference</text:p>
          </table:table-cell>
          <table:table-cell office:value-type="string" table:style-name="ce1">
            <text:p>inner</text:p>
          </table:table-cell>
          <table:table-cell office:value-type="string" table:style-name="ce1">
            <text:p>outer</text:p>
          </table:table-cell>
          <table:table-cell office:value-type="string" table:style-name="ce1">
            <text:p>both</text:p>
          </table:table-cell>
          <table:table-cell office:value-type="string" table:style-name="ce1">
            <text:p>inner</text:p>
          </table:table-cell>
          <table:table-cell office:value-type="string" table:style-name="ce1">
            <text:p>outer</text:p>
          </table:table-cell>
          <table:table-cell office:value-type="string" table:style-name="ce1">
            <text:p>both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4E-2" table:style-name="ce1">
            <text:p>0.014</text:p>
          </table:table-cell>
          <table:table-cell office:value-type="float" office:value="1.4E-2" table:style-name="ce1">
            <text:p>0.014</text:p>
          </table:table-cell>
          <table:table-cell office:value-type="float" office:value="1.4E-2" table:style-name="ce1">
            <text:p>0.014</text:p>
          </table:table-cell>
          <table:table-cell office:value-type="float" office:value="1.4E-2" table:style-name="ce1">
            <text:p>0.014</text:p>
          </table:table-cell>
          <table:table-cell office:value-type="float" office:value="1" table:formula="of:=[.B47]/[.C47]" table:style-name="ce1">
            <text:p>1</text:p>
          </table:table-cell>
          <table:table-cell office:value-type="float" office:value="1" table:formula="of:=[.B47]/[.C47]" table:style-name="ce1">
            <text:p>1</text:p>
          </table:table-cell>
          <table:table-cell office:value-type="float" office:value="1" table:formula="of:=[.B47]/[.E47]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5999999999999999E-2" table:style-name="ce1">
            <text:p>0.026</text:p>
          </table:table-cell>
          <table:table-cell office:value-type="float" office:value="1.6E-2" table:style-name="ce1">
            <text:p>0.016</text:p>
          </table:table-cell>
          <table:table-cell office:value-type="float" office:value="1.8399999999999999" table:formula="of:=[.B48]/[.C48]" table:style-name="ce1">
            <text:p>1.84</text:p>
          </table:table-cell>
          <table:table-cell office:value-type="float" office:value="1.7692307692307694" table:formula="of:=[.B48]/[.D48]" table:style-name="ce1">
            <text:p>1.769230769</text:p>
          </table:table-cell>
          <table:table-cell office:value-type="float" office:value="2.875" table:formula="of:=[.B48]/[.E48]" table:style-name="ce1">
            <text:p>2.875</text:p>
          </table:table-cell>
          <table:table-cell table:number-columns-repeated="16376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0.25700000000000001" table:style-name="ce1">
            <text:p>0.257</text:p>
          </table:table-cell>
          <table:table-cell office:value-type="float" office:value="0.08" table:style-name="ce1">
            <text:p>0.08</text:p>
            <draw:frame draw:z-index="4" draw:id="id3" draw:style-name="a3" draw:name="Chart 10" svg:x="1.8325in" svg:y="0.0029in" svg:width="5in" svg:height="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office:value-type="float" office:value="8.1000000000000003E-2" table:style-name="ce1">
            <text:p>0.081</text:p>
          </table:table-cell>
          <table:table-cell office:value-type="float" office:value="0.08" table:style-name="ce1">
            <text:p>0.08</text:p>
          </table:table-cell>
          <table:table-cell office:value-type="float" office:value="3.2124999999999999" table:formula="of:=[.B49]/[.C49]" table:style-name="ce1">
            <text:p>3.2125</text:p>
          </table:table-cell>
          <table:table-cell office:value-type="float" office:value="3.1728395061728394" table:formula="of:=[.B49]/[.D49]" table:style-name="ce1">
            <text:p>3.172839506</text:p>
          </table:table-cell>
          <table:table-cell office:value-type="float" office:value="3.2124999999999999" table:formula="of:=[.B49]/[.E49]" table:style-name="ce1">
            <text:p>3.2125</text:p>
          </table:table-cell>
          <table:table-cell table:number-columns-repeated="16376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1.093" table:style-name="ce1">
            <text:p>1.093</text:p>
          </table:table-cell>
          <table:table-cell office:value-type="float" office:value="0.38" table:style-name="ce1">
            <text:p>0.38</text:p>
          </table:table-cell>
          <table:table-cell office:value-type="float" office:value="0.316" table:style-name="ce1">
            <text:p>0.316</text:p>
          </table:table-cell>
          <table:table-cell office:value-type="float" office:value="0.32800000000000001" table:style-name="ce1">
            <text:p>0.328</text:p>
          </table:table-cell>
          <table:table-cell office:value-type="float" office:value="2.8763157894736842" table:formula="of:=[.B50]/[.C50]" table:style-name="ce1">
            <text:p>2.876315789</text:p>
          </table:table-cell>
          <table:table-cell office:value-type="float" office:value="3.4588607594936707" table:formula="of:=[.B50]/[.D50]" table:style-name="ce1">
            <text:p>3.458860759</text:p>
          </table:table-cell>
          <table:table-cell office:value-type="float" office:value="3.3323170731707314" table:formula="of:=[.B50]/[.E50]" table:style-name="ce1">
            <text:p>3.332317073</text:p>
          </table:table-cell>
          <table:table-cell table:number-columns-repeated="16376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2.1429999999999998" table:style-name="ce1">
            <text:p>2.143</text:p>
          </table:table-cell>
          <table:table-cell office:value-type="float" office:value="0.66900000000000004" table:style-name="ce1">
            <text:p>0.669</text:p>
          </table:table-cell>
          <table:table-cell office:value-type="float" office:value="0.52" table:style-name="ce1">
            <text:p>0.52</text:p>
          </table:table-cell>
          <table:table-cell office:value-type="float" office:value="0.53300000000000003" table:style-name="ce1">
            <text:p>0.533</text:p>
          </table:table-cell>
          <table:table-cell office:value-type="float" office:value="3.2032884902840055" table:formula="of:=[.B51]/[.C51]" table:style-name="ce1">
            <text:p>3.20328849</text:p>
          </table:table-cell>
          <table:table-cell office:value-type="float" office:value="4.1211538461538453" table:formula="of:=[.B51]/[.D51]" table:style-name="ce1">
            <text:p>4.121153846</text:p>
          </table:table-cell>
          <table:table-cell office:value-type="float" office:value="4.0206378986866786" table:formula="of:=[.B51]/[.E51]" table:style-name="ce1">
            <text:p>4.020637899</text:p>
          </table:table-cell>
          <table:table-cell table:number-columns-repeated="16376"/>
        </table:table-row>
        <table:table-row table:style-name="ro1">
          <table:table-cell office:value-type="float" office:value="2500" table:style-name="ce1">
            <text:p>2500</text:p>
          </table:table-cell>
          <table:table-cell office:value-type="float" office:value="5.2469999999999999" table:style-name="ce1">
            <text:p>5.247</text:p>
          </table:table-cell>
          <table:table-cell office:value-type="float" office:value="1.6659999999999999" table:style-name="ce1">
            <text:p>1.666</text:p>
          </table:table-cell>
          <table:table-cell office:value-type="float" office:value="1.337" table:style-name="ce1">
            <text:p>1.337</text:p>
          </table:table-cell>
          <table:table-cell office:value-type="float" office:value="1.145" table:style-name="ce1">
            <text:p>1.145</text:p>
          </table:table-cell>
          <table:table-cell office:value-type="float" office:value="3.1494597839135654" table:formula="of:=[.B52]/[.C52]" table:style-name="ce1">
            <text:p>3.149459784</text:p>
          </table:table-cell>
          <table:table-cell office:value-type="float" office:value="3.9244577412116679" table:formula="of:=[.B52]/[.D52]" table:style-name="ce1">
            <text:p>3.924457741</text:p>
          </table:table-cell>
          <table:table-cell office:value-type="float" office:value="4.5825327510917031" table:formula="of:=[.B52]/[.E52]" table:style-name="ce1">
            <text:p>4.582532751</text:p>
          </table:table-cell>
          <table:table-cell table:number-columns-repeated="16376"/>
        </table:table-row>
        <table:table-row table:style-name="ro1">
          <table:table-cell office:value-type="float" office:value="5000" table:style-name="ce1">
            <text:p>5000</text:p>
          </table:table-cell>
          <table:table-cell office:value-type="float" office:value="10.311" table:style-name="ce1">
            <text:p>10.311</text:p>
          </table:table-cell>
          <table:table-cell office:value-type="float" office:value="2.9460000000000002" table:style-name="ce1">
            <text:p>2.946</text:p>
          </table:table-cell>
          <table:table-cell office:value-type="float" office:value="2.4249999999999998" table:style-name="ce1">
            <text:p>2.425</text:p>
          </table:table-cell>
          <table:table-cell office:value-type="float" office:value="2.335" table:style-name="ce1">
            <text:p>2.335</text:p>
          </table:table-cell>
          <table:table-cell office:value-type="float" office:value="3.4999999999999996" table:formula="of:=[.B53]/[.C53]" table:style-name="ce1">
            <text:p>3.5</text:p>
          </table:table-cell>
          <table:table-cell office:value-type="float" office:value="4.2519587628865985" table:formula="of:=[.B53]/[.D53]" table:style-name="ce1">
            <text:p>4.251958763</text:p>
          </table:table-cell>
          <table:table-cell office:value-type="float" office:value="4.4158458244111349" table:formula="of:=[.B53]/[.E53]" table:style-name="ce1">
            <text:p>4.415845824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caling Factor</text:p>
          </table:table-cell>
          <table:table-cell office:value-type="string" table:style-name="ce1">
            <text:p>reference</text:p>
          </table:table-cell>
          <table:table-cell office:value-type="string" table:style-name="ce1">
            <text:p>inner</text:p>
          </table:table-cell>
          <table:table-cell office:value-type="string" table:style-name="ce1">
            <text:p>outer</text:p>
          </table:table-cell>
          <table:table-cell office:value-type="string" table:style-name="ce1">
            <text:p>both</text:p>
          </table:table-cell>
          <table:table-cell table:number-columns-repeated="16379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4E-2" table:style-name="ce1">
            <text:p>0.014</text:p>
          </table:table-cell>
          <table:table-cell office:value-type="float" office:value="1.4E-2" table:style-name="ce1">
            <text:p>0.014</text:p>
          </table:table-cell>
          <table:table-cell office:value-type="float" office:value="1.4E-2" table:style-name="ce1">
            <text:p>0.014</text:p>
          </table:table-cell>
          <table:table-cell office:value-type="float" office:value="1.4E-2" table:style-name="ce1">
            <text:p>0.014</text:p>
          </table:table-cell>
          <table:table-cell office:value-type="float" office:value="1" table:formula="of:=[.B56]/[.C56]" table:style-name="ce1">
            <text:p>1</text:p>
          </table:table-cell>
          <table:table-cell office:value-type="float" office:value="1" table:formula="of:=[.B56]/[.D56]" table:style-name="ce1">
            <text:p>1</text:p>
          </table:table-cell>
          <table:table-cell office:value-type="float" office:value="1" table:formula="of:=[.B56]/[.E56]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.7E-2" table:style-name="ce1">
            <text:p>0.047</text:p>
          </table:table-cell>
          <table:table-cell office:value-type="float" office:value="2.5999999999999999E-2" table:style-name="ce1">
            <text:p>0.026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5999999999999999E-2" table:style-name="ce1">
            <text:p>0.026</text:p>
          </table:table-cell>
          <table:table-cell office:value-type="float" office:value="1.8076923076923077" table:formula="of:=[.B57]/[.C57]" table:style-name="ce1">
            <text:p>1.807692308</text:p>
          </table:table-cell>
          <table:table-cell office:value-type="float" office:value="1.88" table:formula="of:=[.B57]/[.D57]" table:style-name="ce1">
            <text:p>1.88</text:p>
          </table:table-cell>
          <table:table-cell office:value-type="float" office:value="1.8076923076923077" table:formula="of:=[.B57]/[.E57]" table:style-name="ce1">
            <text:p>1.807692308</text:p>
          </table:table-cell>
          <table:table-cell table:number-columns-repeated="16376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0.24399999999999999" table:style-name="ce1">
            <text:p>0.244</text:p>
          </table:table-cell>
          <table:table-cell office:value-type="float" office:value="9.1999999999999998E-2" table:style-name="ce1">
            <text:p>0.092</text:p>
          </table:table-cell>
          <table:table-cell office:value-type="float" office:value="8.1000000000000003E-2" table:style-name="ce1">
            <text:p>0.081</text:p>
          </table:table-cell>
          <table:table-cell office:value-type="float" office:value="6.8000000000000005E-2" table:style-name="ce1">
            <text:p>0.068</text:p>
          </table:table-cell>
          <table:table-cell office:value-type="float" office:value="2.652173913043478" table:formula="of:=[.B58]/[.C58]" table:style-name="ce1">
            <text:p>2.652173913</text:p>
          </table:table-cell>
          <table:table-cell office:value-type="float" office:value="3.0123456790123457" table:formula="of:=[.B58]/[.D58]" table:style-name="ce1">
            <text:p>3.012345679</text:p>
          </table:table-cell>
          <table:table-cell office:value-type="float" office:value="3.5882352941176467" table:formula="of:=[.B58]/[.E58]" table:style-name="ce1">
            <text:p>3.588235294</text:p>
          </table:table-cell>
          <table:table-cell table:number-columns-repeated="16376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1.0940000000000001" table:style-name="ce1">
            <text:p>1.094</text:p>
          </table:table-cell>
          <table:table-cell office:value-type="float" office:value="0.32300000000000001" table:style-name="ce1">
            <text:p>0.323</text:p>
          </table:table-cell>
          <table:table-cell office:value-type="float" office:value="0.26300000000000001" table:style-name="ce1">
            <text:p>0.263</text:p>
          </table:table-cell>
          <table:table-cell office:value-type="float" office:value="0.28399999999999997" table:style-name="ce1">
            <text:p>0.284</text:p>
          </table:table-cell>
          <table:table-cell office:value-type="float" office:value="3.3869969040247678" table:formula="of:=[.B59]/[.C59]" table:style-name="ce1">
            <text:p>3.386996904</text:p>
          </table:table-cell>
          <table:table-cell office:value-type="float" office:value="4.1596958174904941" table:formula="of:=[.B59]/[.D59]" table:style-name="ce1">
            <text:p>4.159695817</text:p>
          </table:table-cell>
          <table:table-cell office:value-type="float" office:value="3.8521126760563384" table:formula="of:=[.B59]/[.E59]" table:style-name="ce1">
            <text:p>3.852112676</text:p>
          </table:table-cell>
          <table:table-cell table:number-columns-repeated="16376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2.15" table:style-name="ce1">
            <text:p>2.15</text:p>
          </table:table-cell>
          <table:table-cell office:value-type="float" office:value="0.54900000000000004" table:style-name="ce1">
            <text:p>0.549</text:p>
          </table:table-cell>
          <table:table-cell office:value-type="float" office:value="0.57799999999999996" table:style-name="ce1">
            <text:p>0.578</text:p>
          </table:table-cell>
          <table:table-cell office:value-type="float" office:value="0.53600000000000003" table:style-name="ce1">
            <text:p>0.536</text:p>
          </table:table-cell>
          <table:table-cell office:value-type="float" office:value="3.9162112932604729" table:formula="of:=[.B60]/[.C60]" table:style-name="ce1">
            <text:p>3.916211293</text:p>
          </table:table-cell>
          <table:table-cell office:value-type="float" office:value="3.7197231833910034" table:formula="of:=[.B60]/[.D60]" table:style-name="ce1">
            <text:p>3.719723183</text:p>
          </table:table-cell>
          <table:table-cell office:value-type="float" office:value="4.0111940298507456" table:formula="of:=[.B60]/[.E60]" table:style-name="ce1">
            <text:p>4.01119403</text:p>
          </table:table-cell>
          <table:table-cell table:number-columns-repeated="16376"/>
        </table:table-row>
        <table:table-row table:style-name="ro1">
          <table:table-cell office:value-type="float" office:value="2500" table:style-name="ce1">
            <text:p>2500</text:p>
          </table:table-cell>
          <table:table-cell office:value-type="float" office:value="5.8079999999999998" table:style-name="ce1">
            <text:p>5.808</text:p>
          </table:table-cell>
          <table:table-cell office:value-type="float" office:value="1.3480000000000001" table:style-name="ce1">
            <text:p>1.348</text:p>
          </table:table-cell>
          <table:table-cell office:value-type="float" office:value="1.2150000000000001" table:style-name="ce1">
            <text:p>1.215</text:p>
          </table:table-cell>
          <table:table-cell office:value-type="float" office:value="1.17" table:style-name="ce1">
            <text:p>1.17</text:p>
          </table:table-cell>
          <table:table-cell office:value-type="float" office:value="4.3086053412462908" table:formula="of:=[.B61]/[.C61]" table:style-name="ce1">
            <text:p>4.308605341</text:p>
          </table:table-cell>
          <table:table-cell office:value-type="float" office:value="4.7802469135802461" table:formula="of:=[.B61]/[.D61]" table:style-name="ce1">
            <text:p>4.780246914</text:p>
          </table:table-cell>
          <table:table-cell office:value-type="float" office:value="4.9641025641025642" table:formula="of:=[.B61]/[.E61]" table:style-name="ce1">
            <text:p>4.964102564</text:p>
          </table:table-cell>
          <table:table-cell table:number-columns-repeated="16376"/>
        </table:table-row>
        <table:table-row table:style-name="ro1">
          <table:table-cell office:value-type="float" office:value="5000" table:style-name="ce1">
            <text:p>5000</text:p>
          </table:table-cell>
          <table:table-cell office:value-type="float" office:value="11.824999999999999" table:style-name="ce1">
            <text:p>11.825</text:p>
          </table:table-cell>
          <table:table-cell office:value-type="float" office:value="3.089" table:style-name="ce1">
            <text:p>3.089</text:p>
          </table:table-cell>
          <table:table-cell office:value-type="float" office:value="2.4990000000000001" table:style-name="ce1">
            <text:p>2.499</text:p>
          </table:table-cell>
          <table:table-cell office:value-type="float" office:value="3.1110000000000002" table:style-name="ce1">
            <text:p>3.111</text:p>
          </table:table-cell>
          <table:table-cell office:value-type="float" office:value="3.828099708643574" table:formula="of:=[.B62]/[.C62]" table:style-name="ce1">
            <text:p>3.828099709</text:p>
          </table:table-cell>
          <table:table-cell office:value-type="float" office:value="4.7318927571028411" table:formula="of:=[.B62]/[.D62]" table:style-name="ce1">
            <text:p>4.731892757</text:p>
          </table:table-cell>
          <table:table-cell office:value-type="float" office:value="3.801028608164577" table:formula="of:=[.B62]/[.E62]" table:style-name="ce1">
            <text:p>3.801028608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ax Frame</text:p>
          </table:table-cell>
          <table:table-cell office:value-type="string" table:style-name="ce1">
            <text:p>reference</text:p>
          </table:table-cell>
          <table:table-cell office:value-type="string" table:style-name="ce1">
            <text:p>inner</text:p>
          </table:table-cell>
          <table:table-cell office:value-type="string" table:style-name="ce1">
            <text:p>outer</text:p>
          </table:table-cell>
          <table:table-cell office:value-type="string" table:style-name="ce1">
            <text:p>both</text:p>
          </table:table-cell>
          <table:table-cell table:number-columns-repeated="16379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.1999999999999998E-2" table:style-name="ce1">
            <text:p>0.052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2.3E-2" table:style-name="ce1">
            <text:p>0.023</text:p>
          </table:table-cell>
          <table:table-cell office:value-type="float" office:value="2.4E-2" table:style-name="ce1">
            <text:p>0.024</text:p>
          </table:table-cell>
          <table:table-cell office:value-type="float" office:value="1.5757575757575757" table:formula="of:=[.B65]/[.C65]" table:style-name="ce1">
            <text:p>1.575757576</text:p>
          </table:table-cell>
          <table:table-cell office:value-type="float" office:value="2.2608695652173911" table:formula="of:=[.B65]/[.D65]" table:style-name="ce1">
            <text:p>2.260869565</text:p>
          </table:table-cell>
          <table:table-cell office:value-type="float" office:value="2.1666666666666665" table:formula="of:=[.B65]/[.E65]" table:style-name="ce1">
            <text:p>2.166666667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161" table:style-name="ce1">
            <text:p>0.161</text:p>
          </table:table-cell>
          <table:table-cell office:value-type="float" office:value="9.4E-2" table:style-name="ce1">
            <text:p>0.094</text:p>
          </table:table-cell>
          <table:table-cell office:value-type="float" office:value="8.3000000000000004E-2" table:style-name="ce1">
            <text:p>0.083</text:p>
          </table:table-cell>
          <table:table-cell office:value-type="float" office:value="8.8999999999999996E-2" table:style-name="ce1">
            <text:p>0.089</text:p>
          </table:table-cell>
          <table:table-cell office:value-type="float" office:value="1.7127659574468086" table:formula="of:=[.B66]/[.C66]" table:style-name="ce1">
            <text:p>1.712765957</text:p>
          </table:table-cell>
          <table:table-cell office:value-type="float" office:value="1.9397590361445782" table:formula="of:=[.B66]/[.D66]" table:style-name="ce1">
            <text:p>1.939759036</text:p>
          </table:table-cell>
          <table:table-cell office:value-type="float" office:value="1.808988764044944" table:formula="of:=[.B66]/[.E66]" table:style-name="ce1">
            <text:p>1.808988764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33" table:style-name="ce1">
            <text:p>0.33</text:p>
          </table:table-cell>
          <table:table-cell office:value-type="float" office:value="0.16700000000000001" table:style-name="ce1">
            <text:p>0.167</text:p>
          </table:table-cell>
          <table:table-cell office:value-type="float" office:value="0.14099999999999999" table:style-name="ce1">
            <text:p>0.141</text:p>
          </table:table-cell>
          <table:table-cell office:value-type="float" office:value="0.14899999999999999" table:style-name="ce1">
            <text:p>0.149</text:p>
          </table:table-cell>
          <table:table-cell office:value-type="float" office:value="1.9760479041916168" table:formula="of:=[.B67]/[.C67]" table:style-name="ce1">
            <text:p>1.976047904</text:p>
          </table:table-cell>
          <table:table-cell office:value-type="float" office:value="2.3404255319148941" table:formula="of:=[.B67]/[.D67]" table:style-name="ce1">
            <text:p>2.340425532</text:p>
          </table:table-cell>
          <table:table-cell office:value-type="float" office:value="2.2147651006711411" table:formula="of:=[.B67]/[.E67]" table:style-name="ce1">
            <text:p>2.214765101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0.56100000000000005" table:style-name="ce1">
            <text:p>0.561</text:p>
          </table:table-cell>
          <table:table-cell office:value-type="float" office:value="0.371" table:style-name="ce1">
            <text:p>0.371</text:p>
          </table:table-cell>
          <table:table-cell office:value-type="float" office:value="0.309" table:style-name="ce1">
            <text:p>0.309</text:p>
          </table:table-cell>
          <table:table-cell office:value-type="float" office:value="0.311" table:style-name="ce1">
            <text:p>0.311</text:p>
          </table:table-cell>
          <table:table-cell office:value-type="float" office:value="1.5121293800539086" table:formula="of:=[.B68]/[.C68]" table:style-name="ce1">
            <text:p>1.51212938</text:p>
          </table:table-cell>
          <table:table-cell office:value-type="float" office:value="1.8155339805825246" table:formula="of:=[.B68]/[.D68]" table:style-name="ce1">
            <text:p>1.815533981</text:p>
          </table:table-cell>
          <table:table-cell office:value-type="float" office:value="1.8038585209003217" table:formula="of:=[.B68]/[.E68]" table:style-name="ce1">
            <text:p>1.803858521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.2669999999999999" table:style-name="ce1">
            <text:p>1.267</text:p>
          </table:table-cell>
          <table:table-cell office:value-type="float" office:value="0.74299999999999999" table:style-name="ce1">
            <text:p>0.743</text:p>
            <draw:frame draw:z-index="5" draw:id="id4" draw:style-name="a4" draw:name="Chart 11" svg:x="1.81177in" svg:y="0.10655in" svg:width="5in" svg:height="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office:value-type="float" office:value="0.58899999999999997" table:style-name="ce1">
            <text:p>0.589</text:p>
          </table:table-cell>
          <table:table-cell office:value-type="float" office:value="0.63900000000000001" table:style-name="ce1">
            <text:p>0.639</text:p>
          </table:table-cell>
          <table:table-cell office:value-type="float" office:value="1.7052489905787347" table:formula="of:=[.B69]/[.C69]" table:style-name="ce1">
            <text:p>1.705248991</text:p>
          </table:table-cell>
          <table:table-cell office:value-type="float" office:value="2.1511035653650254" table:formula="of:=[.B69]/[.D69]" table:style-name="ce1">
            <text:p>2.151103565</text:p>
          </table:table-cell>
          <table:table-cell office:value-type="float" office:value="1.9827856025039121" table:formula="of:=[.B69]/[.E69]" table:style-name="ce1">
            <text:p>1.982785603</text:p>
          </table:table-cell>
          <table:table-cell table:number-columns-repeated="16376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.5110000000000001" table:style-name="ce1">
            <text:p>2.511</text:p>
          </table:table-cell>
          <table:table-cell office:value-type="float" office:value="1.4730000000000001" table:style-name="ce1">
            <text:p>1.473</text:p>
          </table:table-cell>
          <table:table-cell office:value-type="float" office:value="1.171" table:style-name="ce1">
            <text:p>1.171</text:p>
          </table:table-cell>
          <table:table-cell office:value-type="float" office:value="1.268" table:style-name="ce1">
            <text:p>1.268</text:p>
          </table:table-cell>
          <table:table-cell office:value-type="float" office:value="1.704684317718941" table:formula="of:=[.B70]/[.C70]" table:style-name="ce1">
            <text:p>1.704684318</text:p>
          </table:table-cell>
          <table:table-cell office:value-type="float" office:value="2.1443210930828354" table:formula="of:=[.B70]/[.D70]" table:style-name="ce1">
            <text:p>2.144321093</text:p>
          </table:table-cell>
          <table:table-cell office:value-type="float" office:value="1.9802839116719244" table:formula="of:=[.B70]/[.E70]" table:style-name="ce1">
            <text:p>1.980283912</text:p>
          </table:table-cell>
          <table:table-cell table:number-columns-repeated="16376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7.1109999999999998" table:style-name="ce1">
            <text:p>7.111</text:p>
          </table:table-cell>
          <table:table-cell office:value-type="float" office:value="3.9670000000000001" table:style-name="ce1">
            <text:p>3.967</text:p>
          </table:table-cell>
          <table:table-cell office:value-type="float" office:value="3.4910000000000001" table:style-name="ce1">
            <text:p>3.491</text:p>
          </table:table-cell>
          <table:table-cell office:value-type="float" office:value="3.548" table:style-name="ce1">
            <text:p>3.548</text:p>
          </table:table-cell>
          <table:table-cell office:value-type="float" office:value="1.7925384421477186" table:formula="of:=[.B71]/[.C71]" table:style-name="ce1">
            <text:p>1.792538442</text:p>
          </table:table-cell>
          <table:table-cell office:value-type="float" office:value="2.0369521627040963" table:formula="of:=[.B71]/[.D71]" table:style-name="ce1">
            <text:p>2.036952163</text:p>
          </table:table-cell>
          <table:table-cell office:value-type="float" office:value="2.0042277339346111" table:formula="of:=[.B71]/[.E71]" table:style-name="ce1">
            <text:p>2.004227734</text:p>
          </table:table-cell>
          <table:table-cell table:number-columns-repeated="16376"/>
        </table:table-row>
        <table:table-row table:number-rows-repeated="104850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126</meta:generator>
    <dc:creator>Andrew</dc:creator>
    <meta:creation-date>2019-01-22T14:03:50Z</meta:creation-date>
    <dc:date>2019-01-28T18:38:37Z</dc:date>
    <meta:editing-cycles>7</meta:editing-cycles>
    <meta:editing-duration>PT1805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0897637795276pt" svg:width="453.5149606299212pt" chart:style-name="Crt0">
        <chart:title chart:style-name="CT00">
          <text:p text:style-name="a0" text:class-names="" text:cond-style-name="">Max Iterations vs Processing TIme for Julia Se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Ime (Second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ax Iterations</text:p>
            </chart:title>
          </chart:axis>
          <chart:series chart:label-cell-address="Sheet1.$B$3" chart:values-cell-range-address="Sheet1.$B$4:.$B$10" chart:class="chart:scatter" chart:attached-axis="primary-y" chart:style-name="G0S0">
            <chart:domain table:cell-range-address="Sheet1.$A$4:.$A$10"/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0897637795276pt" svg:width="453.5149606299212pt" chart:style-name="Crt0">
        <chart:title chart:style-name="CT00">
          <text:p text:style-name="a0" text:class-names="" text:cond-style-name="">Size Scaling Factor vs Execution Time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ime (Second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caling Factor</text:p>
            </chart:title>
          </chart:axis>
          <chart:series chart:label-cell-address="Sheet1.$B$13" chart:values-cell-range-address="Sheet1.$B$14:.$B$21" chart:class="chart:scatter" chart:attached-axis="primary-y" chart:style-name="G0S0">
            <chart:domain table:cell-range-address="Sheet1.$A$14:.$A$21"/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0897637795276pt" svg:width="453.5149606299212pt" chart:style-name="Crt0">
        <chart:title chart:style-name="CT00">
          <text:p text:style-name="a0" text:class-names="" text:cond-style-name="">Dimension Scaling Factor Versus Speed Up Multiplier For Release Version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Speed Up Multiplier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ize Scaling Factor</text:p>
            </chart:title>
          </chart:axis>
          <chart:series chart:label-cell-address="Sheet1.$D$13" chart:values-cell-range-address="Sheet1.$D$14:.$D$21" chart:class="chart:scatter" chart:attached-axis="primary-y" chart:style-name="G0S0">
            <chart:domain table:cell-range-address="Sheet1.$A$14:.$A$21"/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minimum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maximum="6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Height Scaling Versus Time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Scaling Size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Time (Seconds)</text:p>
            </chart:title>
            <chart:grid chart:class="major" chart:style-name="GMa1"/>
          </chart:axis>
          <chart:series chart:label-cell-address="Sheet1.$B$55" chart:values-cell-range-address="Sheet1.$B$56:.$B$61" chart:class="chart:scatter" chart:attached-axis="primary-y" chart:style-name="G0S0">
            <chart:domain table:cell-range-address="Sheet1.$A$56:.$A$61"/>
            <chart:data-point chart:repeated="6"/>
          </chart:series>
          <chart:series chart:label-cell-address="Sheet1.$C$55" chart:values-cell-range-address="Sheet1.$C$56:.$C$61" chart:class="chart:scatter" chart:attached-axis="primary-y" chart:style-name="G0S1">
            <chart:domain table:cell-range-address="Sheet1.$A$56:.$A$61"/>
            <chart:data-point chart:repeated="6"/>
          </chart:series>
          <chart:series chart:label-cell-address="Sheet1.$D$55" chart:values-cell-range-address="Sheet1.$D$56:.$D$61" chart:class="chart:scatter" chart:attached-axis="primary-y" chart:style-name="G0S2">
            <chart:domain table:cell-range-address="Sheet1.$A$56:.$A$61"/>
            <chart:data-point chart:repeated="6"/>
          </chart:series>
          <chart:series chart:label-cell-address="Sheet1.$E$55" chart:values-cell-range-address="Sheet1.$E$56:.$E$61" chart:class="chart:scatter" chart:attached-axis="primary-y" chart:style-name="G0S3">
            <chart:domain table:cell-range-address="Sheet1.$A$56:.$A$61"/>
            <chart:data-point chart:repeated="6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Max Frame Versus Time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Max Frame Size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Time (Seconds)</text:p>
            </chart:title>
            <chart:grid chart:class="major" chart:style-name="GMa1"/>
          </chart:axis>
          <chart:series chart:label-cell-address="Sheet1.$B$64" chart:values-cell-range-address="Sheet1.$B$65:.$B$70" chart:class="chart:scatter" chart:attached-axis="primary-y" chart:style-name="G0S0">
            <chart:domain table:cell-range-address="Sheet1.$A$65:.$A$70"/>
            <chart:data-point chart:repeated="6"/>
          </chart:series>
          <chart:series chart:label-cell-address="Sheet1.$C$64" chart:values-cell-range-address="Sheet1.$C$65:.$C$70" chart:class="chart:scatter" chart:attached-axis="primary-y" chart:style-name="G0S1">
            <chart:domain table:cell-range-address="Sheet1.$A$65:.$A$70"/>
            <chart:data-point chart:repeated="6"/>
          </chart:series>
          <chart:series chart:label-cell-address="Sheet1.$D$64" chart:values-cell-range-address="Sheet1.$D$65:.$D$70" chart:class="chart:scatter" chart:attached-axis="primary-y" chart:style-name="G0S2">
            <chart:domain table:cell-range-address="Sheet1.$A$65:.$A$70"/>
            <chart:data-point chart:repeated="6"/>
          </chart:series>
          <chart:series chart:label-cell-address="Sheet1.$E$64" chart:values-cell-range-address="Sheet1.$E$65:.$E$70" chart:class="chart:scatter" chart:attached-axis="primary-y" chart:style-name="G0S3">
            <chart:domain table:cell-range-address="Sheet1.$A$65:.$A$70"/>
            <chart:data-point chart:repeated="6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